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P25" style:family="paragraph" style:parent-style-name="Text_20_body" style:list-style-name="L9">
      <style:paragraph-properties fo:margin-top="0in" fo:margin-bottom="0in"/>
    </style:style>
    <style:style style:name="P26" style:family="paragraph" style:parent-style-name="Text_20_body" style:list-style-name="L10">
      <style:paragraph-properties fo:margin-top="0in" fo:margin-bottom="0in"/>
    </style:style>
    <style:style style:name="P27" style:family="paragraph" style:parent-style-name="Text_20_body" style:list-style-name="L11">
      <style:paragraph-properties fo:margin-top="0in" fo:margin-bottom="0in"/>
    </style:style>
    <style:style style:name="P28" style:family="paragraph" style:parent-style-name="Text_20_body" style:list-style-name="L12">
      <style:paragraph-properties fo:margin-top="0in" fo:margin-bottom="0in"/>
    </style:style>
    <style:style style:name="P29" style:family="paragraph" style:parent-style-name="Text_20_body" style:list-style-name="L13">
      <style:paragraph-properties fo:margin-top="0in" fo:margin-bottom="0in"/>
    </style:style>
    <style:style style:name="P30" style:family="paragraph" style:parent-style-name="Text_20_body" style:list-style-name="L14">
      <style:paragraph-properties fo:margin-top="0in" fo:margin-bottom="0in"/>
    </style:style>
    <style:style style:name="P31" style:family="paragraph" style:parent-style-name="Text_20_body" style:list-style-name="L15">
      <style:paragraph-properties fo:margin-top="0in" fo:margin-bottom="0in"/>
    </style:style>
    <style:style style:name="P32" style:family="paragraph" style:parent-style-name="Text_20_body" style:list-style-name="L16">
      <style:paragraph-properties fo:margin-top="0in" fo:margin-bottom="0in"/>
    </style:style>
    <style:style style:name="P33" style:family="paragraph" style:parent-style-name="Standard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Wordpress" - чтобы охватить все темы, разделы и аспекты, для разработчика, в стиле документации</text:p>
      <text:p text:style-name="Standard">ChatGPT</text:p>
      <text:p text:style-name="P33">ChatGPT</text:p>
      <text:h text:style-name="Heading_20_1" text:outline-level="1">Профессиональный Учебник по WordPress</text:h>
      <text:h text:style-name="Heading_20_2" text:outline-level="2">Введение в WordPress</text:h>
      <text:h text:style-name="Heading_20_3" text:outline-level="3">1.1 Что такое WordPress?</text:h>
      <text:p text:style-name="Text_20_body">WordPress - это свободная и открытая система управления контентом (CMS), используемая для создания веб-сайтов и блогов. Он разрабатывался с целью облегчить процесс создания и управления веб-сайтами любой сложности.</text:p>
      <text:h text:style-name="Heading_20_3" text:outline-level="3">1.2 История WordPress</text:h>
      <text:p text:style-name="Text_20_body">WordPress был выпущен в 2003 году Мэттом Малленвегом и Майклом Литтином. С тех пор он стал одной из самых популярных платформ для веб-разработки.</text:p>
      <text:h text:style-name="Heading_20_3" text:outline-level="3">1.3 Преимущества WordPress</text:h>
      <text:list xml:id="list6762187803904407210" text:style-name="L1">
        <text:list-item>
          <text:p text:style-name="P17">Простота использования</text:p>
        </text:list-item>
        <text:list-item>
          <text:p text:style-name="P17">Расширяемость и гибкость</text:p>
        </text:list-item>
        <text:list-item>
          <text:p text:style-name="P17">Большое сообщество поддержки</text:p>
        </text:list-item>
        <text:list-item>
          <text:p text:style-name="P17">Богатый выбор тем и плагинов</text:p>
        </text:list-item>
        <text:list-item>
          <text:p text:style-name="P1">SEO-дружественность</text:p>
        </text:list-item>
      </text:list>
      <text:h text:style-name="Heading_20_2" text:outline-level="2">Основы WordPress</text:h>
      <text:h text:style-name="Heading_20_3" text:outline-level="3">2.1 Установка WordPress</text:h>
      <text:list xml:id="list7945009280475455181" text:style-name="L2">
        <text:list-item>
          <text:p text:style-name="P18">Установка локально</text:p>
        </text:list-item>
        <text:list-item>
          <text:p text:style-name="P2">Установка на хостинге</text:p>
        </text:list-item>
      </text:list>
      <text:h text:style-name="Heading_20_3" text:outline-level="3">2.2 Административный интерфейс</text:h>
      <text:list xml:id="list6465312474578093471" text:style-name="L3">
        <text:list-item>
          <text:p text:style-name="P19">Обзор панели управления</text:p>
        </text:list-item>
        <text:list-item>
          <text:p text:style-name="P19">Работа с постами и страницами</text:p>
        </text:list-item>
        <text:list-item>
          <text:p text:style-name="P3">Управление темами и плагинами</text:p>
        </text:list-item>
      </text:list>
      <text:h text:style-name="Heading_20_3" text:outline-level="3">2.3 Создание контента</text:h>
      <text:list xml:id="list6731776658874556704" text:style-name="L4">
        <text:list-item>
          <text:p text:style-name="P20">Создание и редактирование постов</text:p>
        </text:list-item>
        <text:list-item>
          <text:p text:style-name="P20">Создание и редактирование страниц</text:p>
        </text:list-item>
        <text:list-item>
          <text:p text:style-name="P4">Использование медиафайлов</text:p>
        </text:list-item>
      </text:list>
      <text:h text:style-name="Heading_20_2" text:outline-level="2"><text:soft-page-break/>Разработка тем WordPress</text:h>
      <text:h text:style-name="Heading_20_3" text:outline-level="3">3.1 Структура темы</text:h>
      <text:list xml:id="list2278819177670052362" text:style-name="L5">
        <text:list-item>
          <text:p text:style-name="P21">Файловая структура</text:p>
        </text:list-item>
        <text:list-item>
          <text:p text:style-name="P5">Основные файлы темы</text:p>
        </text:list-item>
      </text:list>
      <text:h text:style-name="Heading_20_3" text:outline-level="3">3.2 Создание пользовательских тем</text:h>
      <text:list xml:id="list6464312913268065980" text:style-name="L6">
        <text:list-item>
          <text:p text:style-name="P22">Создание базовой темы</text:p>
        </text:list-item>
        <text:list-item>
          <text:p text:style-name="P22">Добавление пользовательских стилей и скриптов</text:p>
        </text:list-item>
        <text:list-item>
          <text:p text:style-name="P6">Работа с шаблонами</text:p>
        </text:list-item>
      </text:list>
      <text:h text:style-name="Heading_20_3" text:outline-level="3">3.3 Шаблонизация</text:h>
      <text:list xml:id="list2603244784485625182" text:style-name="L7">
        <text:list-item>
          <text:p text:style-name="P23">Использование шаблонов WordPress</text:p>
        </text:list-item>
        <text:list-item>
          <text:p text:style-name="P23">Создание пользовательских шаблонов</text:p>
        </text:list-item>
        <text:list-item>
          <text:p text:style-name="P7">Использование тегов WordPress в шаблонах</text:p>
        </text:list-item>
      </text:list>
      <text:h text:style-name="Heading_20_2" text:outline-level="2">Разработка плагинов WordPress</text:h>
      <text:h text:style-name="Heading_20_3" text:outline-level="3">4.1 Создание плагинов</text:h>
      <text:list xml:id="list5945826442440222474" text:style-name="L8">
        <text:list-item>
          <text:p text:style-name="P24">Структура плагина</text:p>
        </text:list-item>
        <text:list-item>
          <text:p text:style-name="P24">Создание основных файлов</text:p>
        </text:list-item>
        <text:list-item>
          <text:p text:style-name="P8">Добавление функциональности</text:p>
        </text:list-item>
      </text:list>
      <text:h text:style-name="Heading_20_3" text:outline-level="3">4.2 Работа с базой данных</text:h>
      <text:list xml:id="list988707096236078768" text:style-name="L9">
        <text:list-item>
          <text:p text:style-name="P25">Создание и управление таблицами</text:p>
        </text:list-item>
        <text:list-item>
          <text:p text:style-name="P9">Использование API WordPress для работы с БД</text:p>
        </text:list-item>
      </text:list>
      <text:h text:style-name="Heading_20_3" text:outline-level="3">4.3 Хуки и фильтры</text:h>
      <text:list xml:id="list8462968111355313367" text:style-name="L10">
        <text:list-item>
          <text:p text:style-name="P26">Использование хуков и фильтров в WordPress</text:p>
        </text:list-item>
        <text:list-item>
          <text:p text:style-name="P10">Создание собственных хуков и фильтров</text:p>
        </text:list-item>
      </text:list>
      <text:h text:style-name="Heading_20_2" text:outline-level="2">Расширенные темы</text:h>
      <text:h text:style-name="Heading_20_3" text:outline-level="3">5.1 Разработка мультиязычных тем</text:h>
      <text:list xml:id="list2464641336915699276" text:style-name="L11">
        <text:list-item>
          <text:p text:style-name="P27">Использование плагинов для мультиязычности</text:p>
        </text:list-item>
        <text:list-item>
          <text:p text:style-name="P11">Создание мультиязычных тем без плагинов</text:p>
        </text:list-item>
      </text:list>
      <text:h text:style-name="Heading_20_3" text:outline-level="3">5.2 Оптимизация производительности</text:h>
      <text:list xml:id="list1999069627090861622" text:style-name="L12">
        <text:list-item>
          <text:p text:style-name="P28">Кэширование</text:p>
        </text:list-item>
        <text:list-item>
          <text:p text:style-name="P28">Оптимизация изображений</text:p>
        </text:list-item>
        <text:list-item>
          <text:p text:style-name="P12">Минимизация CSS и JavaScript</text:p>
        </text:list-item>
      </text:list>
      <text:h text:style-name="Heading_20_3" text:outline-level="3"><text:soft-page-break/>5.3 Безопасность WordPress</text:h>
      <text:list xml:id="list1464412274908614651" text:style-name="L13">
        <text:list-item>
          <text:p text:style-name="P29">Обзор уязвимостей</text:p>
        </text:list-item>
        <text:list-item>
          <text:p text:style-name="P13">Меры по защите WordPress-сайта</text:p>
        </text:list-item>
      </text:list>
      <text:h text:style-name="Heading_20_2" text:outline-level="2">Продвинутые темы</text:h>
      <text:h text:style-name="Heading_20_3" text:outline-level="3">6.1 Создание кастомных типов записей</text:h>
      <text:list xml:id="list2458298770112894683" text:style-name="L14">
        <text:list-item>
          <text:p text:style-name="P30">Создание и настройка кастомных типов записей</text:p>
        </text:list-item>
        <text:list-item>
          <text:p text:style-name="P14">Использование кастомных таксономий</text:p>
        </text:list-item>
      </text:list>
      <text:h text:style-name="Heading_20_3" text:outline-level="3">6.2 Работа с REST API</text:h>
      <text:list xml:id="list3704751587419745305" text:style-name="L15">
        <text:list-item>
          <text:p text:style-name="P31">Обзор REST API в WordPress</text:p>
        </text:list-item>
        <text:list-item>
          <text:p text:style-name="P15">Создание и работа с кастомными конечными точками</text:p>
        </text:list-item>
      </text:list>
      <text:h text:style-name="Heading_20_3" text:outline-level="3">6.3 Интеграция с сторонними сервисами</text:h>
      <text:list xml:id="list1772140502580600849" text:style-name="L16">
        <text:list-item>
          <text:p text:style-name="P32">Использование API сторонних сервисов</text:p>
        </text:list-item>
        <text:list-item>
          <text:p text:style-name="P16">Автоматизация процессов через API</text:p>
        </text:list-item>
      </text:list>
      <text:h text:style-name="Heading_20_2" text:outline-level="2">Заключение</text:h>
      <text:p text:style-name="Text_20_body">Этот учебник предоставляет обширный обзор разработки на платформе WordPress. Следуя указанным шагам и изучая предложенные темы, вы сможете создавать мощные и гибкие веб-приложения с использованием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5-01T20:02:22.19</dc:date>
    <meta:document-statistic meta:table-count="0" meta:image-count="0" meta:object-count="0" meta:page-count="3" meta:paragraph-count="73" meta:word-count="371" meta:character-count="2572"/>
    <dc:creator>Dima Wide</dc:creator>
    <meta:user-defined meta:name="Info 1"/>
    <meta:user-defined meta:name="Info 2"/>
    <meta:user-defined meta:name="Info 3"/>
    <meta:user-defined meta:name="Info 4"/>
  </office:meta>
</office:document-meta>
</file>